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fo:min-height="3.506cm"/>
    </style:style>
    <style:style style:name="pr2" style:family="presentation" style:parent-style-name="lyt-book-notes">
      <style:graphic-properties draw:fill-color="#ffffff" draw:auto-grow-height="true" fo:min-height="13.364cm"/>
    </style:style>
    <style:style style:name="pr3" style:family="presentation" style:parent-style-name="lyt-book-title">
      <style:graphic-properties draw:auto-grow-height="true" fo:min-height="3.506cm"/>
    </style:style>
    <style:style style:name="pr4" style:family="presentation" style:parent-style-name="lyt-book-outline1">
      <style:graphic-properties draw:auto-grow-height="true" fo:min-height="19.996cm"/>
    </style:style>
    <style:style style:name="pr5" style:family="presentation" style:parent-style-name="lyt-book-notes">
      <style:graphic-properties draw:fill-color="#ffffff" fo:min-height="13.364cm"/>
    </style:style>
    <style:style style:name="pr6" style:family="presentation" style:parent-style-name="lyt-book-outline1">
      <style:graphic-properties fo:min-height="20.072cm"/>
    </style:style>
    <style:style style:name="pr7" style:family="presentation" style:parent-style-name="lyt-book-outline1">
      <style:graphic-properties fo:min-height="20.809cm"/>
    </style:style>
    <style:style style:name="pr8" style:family="presentation" style:parent-style-name="lyt-book-outline1">
      <style:graphic-properties fo:min-height="21.694cm"/>
    </style:style>
    <style:style style:name="pr9" style:family="presentation" style:parent-style-name="lyt-book-outline1">
      <style:graphic-properties fo:min-height="21.062cm"/>
    </style:style>
    <style:style style:name="pr10" style:family="presentation" style:parent-style-name="lyt-book-outline1">
      <style:graphic-properties fo:min-height="20.061cm"/>
    </style:style>
    <style:style style:name="pr11" style:family="presentation" style:parent-style-name="lyt-book-outline1">
      <style:graphic-properties fo:min-height="19.5cm"/>
    </style:style>
    <style:style style:name="pr12" style:family="presentation" style:parent-style-name="lyt-book-outline1">
      <style:graphic-properties fo:min-height="18.273cm"/>
    </style:style>
    <style:style style:name="pr13" style:family="presentation" style:parent-style-name="lyt-book-outline1">
      <style:graphic-properties fo:min-height="13.859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26pt" style:font-size-asian="26pt" style:font-size-complex="26pt"/>
    </style:style>
    <style:style style:name="P3" style:family="paragraph">
      <style:paragraph-properties fo:margin-top="0cm" fo:margin-bottom="0cm" fo:text-align="justify"/>
    </style:style>
    <style:style style:name="P4" style:family="paragraph">
      <style:paragraph-properties fo:margin-top="0cm" fo:margin-bottom="0cm" fo:text-align="justify"/>
      <style:text-properties fo:font-size="26pt" style:font-size-asian="26pt" style:font-size-complex="26pt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19">
        <draw:frame presentation:style-name="pr1" draw:layer="layout" svg:width="25.199cm" svg:height="3.506cm" svg:x="2cm" svg:y="4cm" presentation:class="title" presentation:user-transformed="true">
          <draw:text-box>
            <text:p>API Pentesting Methodology<text:line-break/>Rajendra Shah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3" draw:layer="layout" svg:width="25.199cm" svg:height="3.506cm" svg:x="1cm" svg:y="-1.006cm" presentation:class="title" presentation:user-transformed="true">
          <draw:text-box>
            <text:p>General Methodology </text:p>
          </draw:text-box>
        </draw:frame>
        <draw:frame presentation:style-name="pr4" draw:text-style-name="P2" draw:layer="layout" svg:width="25.199cm" svg:height="19.996cm" svg:x="1.5cm" svg:y="1cm" presentation:class="outline" presentation:user-transformed="true">
          <draw:text-box>
            <text:list text:style-name="L2">
              <text:list-header>
                <text:p text:style-name="P1"><text:span text:style-name="T1">1.Information Gathering:</text:span></text:p>
              </text:list-header>
              <text:list-item>
                <text:p text:style-name="P1"><text:span text:style-name="T1">Review API documentation such as OpenAPI or Swagger definations</text:span></text:p>
              </text:list-item>
              <text:list-item>
                <text:p text:style-name="P1"><text:span text:style-name="T1">Analyze API endpoints,parameters and data formats</text:span></text:p>
              </text:list-item>
              <text:list-item>
                <text:p text:style-name="P1"><text:span text:style-name="T1">Identify authentication and authorization mechanism </text:span></text:p>
                <text:p text:style-name="P1"><text:span text:style-name="T1">2.Configuration and Deployment Testing:</text:span></text:p>
              </text:list-item>
              <text:list-item>
                <text:p text:style-name="P1"><text:span text:style-name="T1">Verify Api endpoints configurations such as rate limiting and ip blocking</text:span></text:p>
              </text:list-item>
              <text:list-item>
                <text:p text:style-name="P1"><text:span text:style-name="T1">Test API deployment including server and infrastructure configurations.</text:span></text:p>
                <text:p text:style-name="P1"><text:span text:style-name="T1">3.Input Validation Testing:</text:span></text:p>
              </text:list-item>
              <text:list-item>
                <text:p text:style-name="P1"><text:span text:style-name="T1">Test API input validation including paramters validation,data type validation adn format validation</text:span></text:p>
              </text:list-item>
              <text:list-item>
                <text:p text:style-name="P1"><text:span text:style-name="T1">Identify potential injection vulnerabilities such as SQL or command inj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3" draw:layer="layout" svg:width="25.199cm" svg:height="3.506cm" svg:x="1cm" svg:y="-1.006cm" presentation:class="title" presentation:user-transformed="true">
          <draw:text-box>
            <text:p>General Methodology </text:p>
          </draw:text-box>
        </draw:frame>
        <draw:frame presentation:style-name="pr4" draw:text-style-name="P2" draw:layer="layout" svg:width="25.199cm" svg:height="19.996cm" svg:x="1.5cm" svg:y="1cm" presentation:class="outline" presentation:user-transformed="true">
          <draw:text-box>
            <text:list text:style-name="L2">
              <text:list-header>
                <text:p text:style-name="P1"><text:span text:style-name="T1">1.Information Gathering:</text:span></text:p>
              </text:list-header>
              <text:list-item>
                <text:p text:style-name="P1"><text:span text:style-name="T1">Review API documentation such as OpenAPI or Swagger definations</text:span></text:p>
              </text:list-item>
              <text:list-item>
                <text:p text:style-name="P1"><text:span text:style-name="T1">Analyze API endpoints,parameters and data formats</text:span></text:p>
              </text:list-item>
              <text:list-item>
                <text:p text:style-name="P1"><text:span text:style-name="T1">Identify authentication and authorization mechanism </text:span></text:p>
                <text:p text:style-name="P1"><text:span text:style-name="T1">2.Configuration and Deployment Testing:</text:span></text:p>
              </text:list-item>
              <text:list-item>
                <text:p text:style-name="P1"><text:span text:style-name="T1">Verify Api endpoints configurations such as rate limiting and ip blocking</text:span></text:p>
              </text:list-item>
              <text:list-item>
                <text:p text:style-name="P1"><text:span text:style-name="T1">Test API deployment including server and infrastructure configurations.</text:span></text:p>
                <text:p text:style-name="P1"><text:span text:style-name="T1">3.Input Validation Testing:</text:span></text:p>
              </text:list-item>
              <text:list-item>
                <text:p text:style-name="P1"><text:span text:style-name="T1">Test API input validation including paramters validation,data type validation adn format validation</text:span></text:p>
              </text:list-item>
              <text:list-item>
                <text:p text:style-name="P1"><text:span text:style-name="T1">Identify potential injection vulnerabilities such as SQL or command inj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draw:frame presentation:style-name="pr6" draw:text-style-name="P2" draw:layer="layout" svg:width="25.199cm" svg:height="20.072cm" svg:x="1.5cm" svg:y="1cm" presentation:class="outline" presentation:user-transformed="true">
          <draw:text-box>
            <text:list text:style-name="L2">
              <text:list-header>
                <text:p text:style-name="P1"><text:span text:style-name="T1">4.Authentication and Authorization Testing:</text:span></text:p>
              </text:list-header>
              <text:list-item>
                <text:p text:style-name="P1"><text:span text:style-name="T1">Test API authentication mechanism such as Oauth,JWT or Basic Auth.</text:span></text:p>
              </text:list-item>
              <text:list-item>
                <text:p text:style-name="P1"><text:span text:style-name="T1">Verify authorization mechanisms including role-based access control and permissions.</text:span></text:p>
                <text:p text:style-name="P1"><text:span text:style-name="T1">5.Business Logic Testing:</text:span></text:p>
              </text:list-item>
              <text:list-item>
                <text:p text:style-name="P1"><text:span text:style-name="T1">Test API business logic including workflow and transactional processes.</text:span></text:p>
              </text:list-item>
              <text:list-item>
                <text:p text:style-name="P1"><text:span text:style-name="T1">Identify potential vulnerabilities in API logic such as insecure direct object references(IDOR)</text:span></text:p>
                <text:p text:style-name="P1"><text:span text:style-name="T1">6.Error Handling and Logging Testing:</text:span></text:p>
              </text:list-item>
              <text:list-item>
                <text:p text:style-name="P1"><text:span text:style-name="T1">Test API error handling including error messages and debugging information</text:span></text:p>
              </text:list-item>
              <text:list-item>
                <text:p text:style-name="P1"><text:span text:style-name="T1">Verify API logging including log level,format and storage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6" draw:text-style-name="P2" draw:layer="layout" svg:width="25.199cm" svg:height="20.072cm" svg:x="1.5cm" svg:y="1cm" presentation:class="outline" presentation:user-transformed="true">
          <draw:text-box>
            <text:list text:style-name="L2">
              <text:list-header>
                <text:p text:style-name="P1"><text:span text:style-name="T1">4.Authentication and Authorization Testing:</text:span></text:p>
              </text:list-header>
              <text:list-item>
                <text:p text:style-name="P1"><text:span text:style-name="T1">Test API authentication mechanism such as Oauth,JWT or Basic Auth.</text:span></text:p>
              </text:list-item>
              <text:list-item>
                <text:p text:style-name="P1"><text:span text:style-name="T1">Verify authorization mechanisms including role-based access control and permissions.</text:span></text:p>
                <text:p text:style-name="P1"><text:span text:style-name="T1">5.Business Logic Testing:</text:span></text:p>
              </text:list-item>
              <text:list-item>
                <text:p text:style-name="P1"><text:span text:style-name="T1">Test API business logic including workflow and transactional processes.</text:span></text:p>
              </text:list-item>
              <text:list-item>
                <text:p text:style-name="P1"><text:span text:style-name="T1">Identify potential vulnerabilities in API logic such as insecure direct object references(IDOR)</text:span></text:p>
                <text:p text:style-name="P1"><text:span text:style-name="T1">6.Error Handling and Logging Testing:</text:span></text:p>
              </text:list-item>
              <text:list-item>
                <text:p text:style-name="P1"><text:span text:style-name="T1">Test API error handling including error messages and debugging information</text:span></text:p>
              </text:list-item>
              <text:list-item>
                <text:p text:style-name="P1"><text:span text:style-name="T1">Verify API logging including log level,format and storage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7" draw:text-style-name="P2" draw:layer="layout" svg:width="25.199cm" svg:height="20.809cm" svg:x="1.301cm" svg:y="0.191cm" presentation:class="outline" presentation:user-transformed="true">
          <draw:text-box>
            <text:list text:style-name="L2">
              <text:list-header>
                <text:p text:style-name="P1"><text:span text:style-name="T1">7.Security Testing:</text:span></text:p>
              </text:list-header>
              <text:list-item>
                <text:p text:style-name="P1"><text:span text:style-name="T1">Test API security including encryption,SSL/TLS and certificate validation.</text:span></text:p>
              </text:list-item>
              <text:list-item>
                <text:p text:style-name="P1"><text:span text:style-name="T1">Identify potential vulnerabilities such as cross-site scripting(XSS) or cross-site request forgery(CSRF)</text:span></text:p>
                <text:p text:style-name="P1"><text:span text:style-name="T1">8.Dos and Ddos Testing:</text:span></text:p>
              </text:list-item>
              <text:list-item>
                <text:p text:style-name="P1"><text:span text:style-name="T1">Test API resilience to DOS and DDOS attacks</text:span></text:p>
              </text:list-item>
              <text:list-item>
                <text:p text:style-name="P1"><text:span text:style-name="T1">Verify API rate limiting and Ip blocking configurations</text:span></text:p>
              </text:list-item>
              <text:list-item>
                <text:p text:style-name="P1"><text:span text:style-name="T1">9.Reporting and Remediation:</text:span></text:p>
              </text:list-item>
              <text:list-item>
                <text:p text:style-name="P1"><text:span text:style-name="T1">Document all findings including vulnerabilities and weaknesses</text:span></text:p>
              </text:list-item>
              <text:list-item>
                <text:p text:style-name="P1"><text:span text:style-name="T1">Provide recommendations for remediation and mitigation</text:span></text:p>
                <text:p text:style-name="P1"><text:span text:style-name="T1">10.API Endpoint Analysis:</text:span></text:p>
              </text:list-item>
              <text:list-item>
                <text:p text:style-name="P1"><text:span text:style-name="T1">Identify unused or deprecated API endpoints</text:span></text:p>
              </text:list-item>
              <text:list-item>
                <text:p text:style-name="P1"><text:span text:style-name="T1">Analyze API endpoints permissions and access contr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8" draw:text-style-name="P4" draw:layer="layout" svg:width="25.199cm" svg:height="21.694cm" svg:x="1.801cm" svg:y="0cm" presentation:class="outline" presentation:user-transformed="true">
          <draw:text-box>
            <text:list text:style-name="L2">
              <text:list-header>
                <text:p text:style-name="P3"><text:span text:style-name="T1">11.Data Validation and Sanitization:</text:span></text:p>
              </text:list-header>
              <text:list-item>
                <text:p text:style-name="P3"><text:span text:style-name="T1">Test API data validation including input data formats and schema validation</text:span></text:p>
              </text:list-item>
              <text:list-item>
                <text:p text:style-name="P3"><text:span text:style-name="T1">Verify API data sanitization including output encoding and escaping</text:span></text:p>
                <text:p text:style-name="P3"><text:span text:style-name="T1">12.API key and Token Management:</text:span></text:p>
              </text:list-item>
              <text:list-item>
                <text:p text:style-name="P3"><text:span text:style-name="T1">Test API key and token generation,distribution and revocation</text:span></text:p>
              </text:list-item>
              <text:list-item>
                <text:p text:style-name="P3"><text:span text:style-name="T1">Verify API quotas including request limits and data transfer limits</text:span></text:p>
                <text:p text:style-name="P3"><text:span text:style-name="T1">13.CORS and CSRF Testing:</text:span></text:p>
              </text:list-item>
              <text:list-item>
                <text:p text:style-name="P3"><text:span text:style-name="T1">Test API cross-origin resource sharing(CORS) configuration</text:span></text:p>
              </text:list-item>
              <text:list-item>
                <text:p text:style-name="P3"><text:span text:style-name="T1">Verify API cross-site request forgery(CSRF)protection</text:span></text:p>
                <text:p text:style-name="P3"><text:span text:style-name="T1">15.API Gateway and Proxy Testing:</text:span></text:p>
              </text:list-item>
              <text:list-item>
                <text:p text:style-name="P3"><text:span text:style-name="T1">Test API gateway and proxy configuration including routing and caching</text:span></text:p>
              </text:list-item>
              <text:list-item>
                <text:p text:style-name="P3"><text:span text:style-name="T1">Verify API gateway and proxy security including authentication and authorization</text:span></text:p>
                <text:p text:style-name="P3"><text:span text:style-name="T1">16.Cloud and conatiner Security:</text:span></text:p>
              </text:list-item>
              <text:list-item>
                <text:p text:style-name="P3"><text:span text:style-name="T1">Test API cloud and container security including AWS,Azure and Google cloud</text:span></text:p>
              </text:list-item>
              <text:list-item>
                <text:p text:style-name="P3"><text:span text:style-name="T1">Verify API container security including Docker and kuberne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presentation:style-name="pr9" draw:text-style-name="P2" draw:layer="layout" svg:width="27.5cm" svg:height="21.062cm" svg:x="0.5cm" svg:y="-0.062cm" presentation:class="outline" presentation:user-transformed="true">
          <draw:text-box>
            <text:list text:style-name="L2">
              <text:list-header>
                <text:p text:style-name="P1"><text:span text:style-name="T1">17.Compliance and Regulatory Testing:</text:span></text:p>
              </text:list-header>
              <text:list-item>
                <text:p text:style-name="P1"><text:span text:style-name="T1">Test API compliance with regulations such as GDPR,HIPPA and PCI/DSS.</text:span></text:p>
              </text:list-item>
              <text:list-item>
                <text:p text:style-name="P1"><text:span text:style-name="T1">Verify API adherence to industry standards such as OWASP and NIST</text:span></text:p>
                <text:p text:style-name="P1"><text:span text:style-name="T1">18.Fuzz Testing:</text:span></text:p>
              </text:list-item>
              <text:list-item>
                <text:p text:style-name="P1"><text:span text:style-name="T1">Test API fuzz testing including input fuzzing and protocol fuzzing </text:span></text:p>
              </text:list-item>
              <text:list-item>
                <text:p text:style-name="P1"><text:span text:style-name="T1">Verify API robustness against malformed or unexpected input</text:span></text:p>
                <text:p text:style-name="P1"><text:span text:style-name="T1">19.Code Review and Static Analysis:</text:span></text:p>
              </text:list-item>
              <text:list-item>
                <text:p text:style-name="P1"><text:span text:style-name="T1">Review API code for security vulnerabilities and weaknesses</text:span></text:p>
              </text:list-item>
              <text:list-item>
                <text:p text:style-name="P1"><text:span text:style-name="T1">Perform static analysis of API code including SAST and DAST</text:span></text:p>
                <text:p text:style-name="P1"><text:span text:style-name="T1">20.Dynamoc Analysis and Runtime Testing:</text:span></text:p>
              </text:list-item>
              <text:list-item>
                <text:p text:style-name="P1"><text:span text:style-name="T1">Test Api runtime security including dynamic analysis and runtime testing</text:span></text:p>
              </text:list-item>
              <text:list-item>
                <text:p text:style-name="P1"><text:span text:style-name="T1">Verify API security during execution including memory process analy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draw:frame presentation:style-name="pr10" draw:text-style-name="P5" draw:layer="layout" svg:width="26cm" svg:height="20.061cm" svg:x="1.5cm" svg:y="0.5cm" presentation:class="outline" presentation:user-transformed="true">
          <draw:text-box>
            <text:list text:style-name="L2">
              <text:list-header>
                <text:p text:style-name="P1"><text:span text:style-name="T3">21.API Modelling and simulation:</text:span></text:p>
              </text:list-header>
              <text:list-item>
                <text:p text:style-name="P1"><text:span text:style-name="T3">Create model of API behavior and simulate attacks</text:span></text:p>
              </text:list-item>
              <text:list-item>
                <text:p text:style-name="P3"><text:span text:style-name="T3">Verify API resilience to simulated attacks and stress testing</text:span></text:p>
                <text:p text:style-name="P3"><text:span text:style-name="T3">22.Machine Learning and AI-powered Testing:</text:span></text:p>
              </text:list-item>
              <text:list-item>
                <text:p text:style-name="P3"><text:span text:style-name="T3">Use machine learning and AI-powered tools to identify API vulnerabilities </text:span></text:p>
              </text:list-item>
              <text:list-item>
                <text:p text:style-name="P3"><text:span text:style-name="T3">Verify API security against AI-powered attacks such as AI-generated malware</text:span></text:p>
                <text:p text:style-name="P3"><text:span text:style-name="T3">23.API security Orchestration:</text:span></text:p>
              </text:list-item>
              <text:list-item>
                <text:p text:style-name="P3"><text:span text:style-name="T3">Test API security orchestration including automation and integration</text:span></text:p>
              </text:list-item>
              <text:list-item>
                <text:p text:style-name="P3"><text:span text:style-name="T3">Verify API security workflows and incident response</text:span></text:p>
                <text:p text:style-name="P3"><text:span text:style-name="T3">24.Cloud Native API security:</text:span></text:p>
              </text:list-item>
              <text:list-item>
                <text:p text:style-name="P3"><text:span text:style-name="T3">Test API security cloud-native environments including serverless and containerized applications</text:span></text:p>
              </text:list-item>
              <text:list-item>
                <text:p text:style-name="P3"><text:span text:style-name="T3">Verify API security in cloud service meshes and microservices</text:span></text:p>
                <text:p text:style-name="P3"><text:span text:style-name="T3">25.API Security for IOT and Embedded Systems:</text:span></text:p>
              </text:list-item>
              <text:list-item>
                <text:p text:style-name="P3"><text:span text:style-name="T3">Test API security for IoT and embedded systems including device and firmware security</text:span></text:p>
              </text:list-item>
              <text:list-item>
                <text:p text:style-name="P3"><text:span text:style-name="T3">Verify API security for IOT and embedded systems including secure communication and data process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draw:frame presentation:style-name="pr11" draw:text-style-name="P2" draw:layer="layout" svg:width="26.1cm" svg:height="19.5cm" svg:x="1.4cm" svg:y="0.5cm" presentation:class="outline" presentation:user-transformed="true">
          <draw:text-box>
            <text:list text:style-name="L2">
              <text:list-header>
                <text:p text:style-name="P1"><text:span text:style-name="T1">26.API security for Mobile and Web applications:</text:span></text:p>
              </text:list-header>
              <text:list-item>
                <text:p text:style-name="P1"><text:span text:style-name="T1">Test API security for mobile and web applications including client-side security</text:span></text:p>
              </text:list-item>
              <text:list-item>
                <text:p text:style-name="P1"><text:span text:style-name="T1">Verify API security for mobile and web applications including secure data storage and transmission.</text:span></text:p>
                <text:p text:style-name="P1"><text:span text:style-name="T1">27.API security Governance and compliance:</text:span></text:p>
              </text:list-item>
              <text:list-item>
                <text:p text:style-name="P1"><text:span text:style-name="T1">Test API security governance and compliance including policy and regulatory adherence</text:span></text:p>
              </text:list-item>
              <text:list-item>
                <text:p text:style-name="P1"><text:span text:style-name="T1">Verify API security governance and compliance including risk management and auditing</text:span></text:p>
                <text:p text:style-name="P1"><text:span text:style-name="T1">28.API security Training and Awareness:</text:span></text:p>
              </text:list-item>
              <text:list-item>
                <text:p text:style-name="P1"><text:span text:style-name="T1">Provide Training and awareness program for API security best practice</text:span></text:p>
              </text:list-item>
              <text:list-item>
                <text:p text:style-name="P1"><text:span text:style-name="T1">Verify API security knowledge and skills among development and operations tea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draw:frame presentation:style-name="pr12" draw:text-style-name="P2" draw:layer="layout" svg:width="26.1cm" svg:height="18.273cm" svg:x="1.4cm" svg:y="0.5cm" presentation:class="outline" presentation:user-transformed="true">
          <draw:text-box>
            <text:list text:style-name="L2">
              <text:list-header>
                <text:p text:style-name="P1"><text:span text:style-name="T1">29.API security Continuous Monitoring:</text:span></text:p>
              </text:list-header>
              <text:list-item>
                <text:p text:style-name="P1"><text:span text:style-name="T1">Implementation continuous monitoring of API secur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5M14S</meta:editing-duration>
    <meta:editing-cycles>19</meta:editing-cycles>
    <meta:generator>OpenOffice/4.1.5$Win32 OpenOffice.org_project/415m1$Build-9789</meta:generator>
    <dc:date>2024-07-26T15:39:15.55</dc:date>
    <meta:document-statistic meta:object-count="71"/>
  </office:meta>
</office:document-meta>
</file>